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Quality of ODA (QuODA) - Fostering Institutions</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fi2012</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Wirksamkeit der Entwicklungshilfe - Förderung von Institutionen im Partnerland</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ob die Stärkung lokaler Institutionen Teil der ODA eines Landes is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ie Daten wurden bereits 2011 erhoben. Mehr Details zum QUODA Index finden sich hier http://www.cgdev.org/page/quality-oda-quoda.</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data is from an aid effectiveness survey from 2011. For more details about this indicator please consult the QUODA website.http://www.cgdev.org/page/quality-oda-quoda.</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0.3,0.3,1</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Z</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enter for Global Development, Quality of ODA</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357121" calcext:value-type="float">
            <text:p>-0.357121</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737556" calcext:value-type="float">
            <text:p>-0.737556</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571413" calcext:value-type="float">
            <text:p>-0.571413</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104052" calcext:value-type="float">
            <text:p>0.104052</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958327" calcext:value-type="float">
            <text:p>0.958327</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06662" calcext:value-type="float">
            <text:p>-1.0666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41708" calcext:value-type="float">
            <text:p>0.41708</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241566" calcext:value-type="float">
            <text:p>0.24156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105003" calcext:value-type="float">
            <text:p>0.105003</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203606" calcext:value-type="float">
            <text:p>0.203606</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95988" calcext:value-type="float">
            <text:p>-1.95988</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084706" calcext:value-type="float">
            <text:p>1.084706</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0.80481" calcext:value-type="float">
            <text:p>-0.80481</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158024" calcext:value-type="float">
            <text:p>-0.15802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525151" calcext:value-type="float">
            <text:p>0.525151</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0.97807" calcext:value-type="float">
            <text:p>-0.9780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0.739" calcext:value-type="float">
            <text:p>-0.739</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360562" calcext:value-type="float">
            <text:p>-0.360562</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050982" calcext:value-type="float">
            <text:p>0.050982</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035384" calcext:value-type="float">
            <text:p>0.035384</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049671" calcext:value-type="float">
            <text:p>-0.049671</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386581" calcext:value-type="float">
            <text:p>-0.386581</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1.84097" calcext:value-type="float">
            <text:p>-1.8409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224672" calcext:value-type="float">
            <text:p>-0.224672</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169181" calcext:value-type="float">
            <text:p>-0.16918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484797" calcext:value-type="float">
            <text:p>0.484797</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406585" calcext:value-type="float">
            <text:p>-0.406585</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480125" calcext:value-type="float">
            <text:p>0.480125</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442484" calcext:value-type="float">
            <text:p>0.4424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